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etter Gothic" svg:font-family="'Letter Gothic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927cm"/>
        </style:tab-stops>
      </style:paragraph-properties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Standard" style:list-style-name="WW8Num1">
      <style:paragraph-properties>
        <style:tab-stops>
          <style:tab-stop style:position="6.927cm"/>
        </style:tab-stops>
      </style:paragraph-properties>
      <style:text-properties fo:font-style="normal" style:font-style-asian="normal" style:font-style-complex="normal"/>
    </style:style>
    <style:style style:name="P4" style:family="paragraph" style:parent-style-name="Standard" style:list-style-name="WW8Num1">
      <style:paragraph-properties>
        <style:tab-stops>
          <style:tab-stop style:position="6.927cm"/>
        </style:tab-stops>
      </style:paragraph-properties>
    </style:style>
    <style:style style:name="P5" style:family="paragraph" style:parent-style-name="Standard" style:list-style-name="WW8Num1">
      <style:paragraph-properties>
        <style:tab-stops>
          <style:tab-stop style:position="6.927cm"/>
        </style:tab-stops>
      </style:paragraph-properties>
      <style:text-properties style:text-line-through-style="solid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Группа <text:span text:style-name="T1">2</text:span>.11</text:h>
      <text:h text:style-name="Heading_20_3" text:outline-level="3">ММ-2 (Пеленицын А.М.)</text:h>
      <text:list text:style-name="WW8Num1">
        <text:list-item>
          <text:p text:style-name="P3">Кривенко Константин<text:tab/></text:p>
        </text:list-item>
        <text:list-item>
          <text:p text:style-name="P3">Мухутдинова Татьяна<text:tab/></text:p>
        </text:list-item>
        <text:list-item>
          <text:p text:style-name="P4">Немова Яна<text:tab/></text:p>
        </text:list-item>
        <text:list-item>
          <text:p text:style-name="P4">Сметанин Сергей<text:tab/></text:p>
        </text:list-item>
        <text:list-item>
          <text:p text:style-name="P4">Тызыхян Роксана<text:tab/></text:p>
        </text:list-item>
        <text:list-item>
          <text:p text:style-name="P4">Фильченко Леонид<text:tab/></text:p>
        </text:list-item>
        <text:list-item>
          <text:p text:style-name="P4">Хачатуров Эмиль<text:tab/></text:p>
        </text:list-item>
        <text:list-item>
          <text:p text:style-name="P4">Хейгетян Илья<text:tab/></text:p>
        </text:list-item>
        <text:list-item>
          <text:p text:style-name="P5">Черемашко Антон</text:p>
        </text:list-item>
        <text:list-item>
          <text:p text:style-name="P4">Шаренко Татьяна<text:tab/></text:p>
        </text:list-item>
        <text:list-item>
          <text:p text:style-name="P4">Якуба Михаил<text:tab/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etter Gothic" svg:font-family="'Letter Gothic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Основной_20_шрифт_20_абзаца" style:display-name="Основной шрифт абзаца" style:family="text"/>
    <style:style style:name="SourceCode" style:family="text" style:parent-style-name="Основной_20_шрифт_20_абзаца">
      <style:text-properties style:font-name="Letter Gothic" fo:font-size="10pt" fo:language="en" fo:country="US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1.501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Группа 1</dc:title>
    <meta:initial-creator>Виталий Брагилевский</meta:initial-creator>
    <meta:creation-date>2008-09-02T21:06:00</meta:creation-date>
    <dc:creator>Pelenitsyn Artem</dc:creator>
    <dc:date>2008-12-27T10:38:48</dc:date>
    <meta:print-date>2008-06-30T20:45:00</meta:print-date>
    <meta:editing-cycles>6</meta:editing-cycles>
    <meta:editing-duration>PT40M24S</meta:editing-duration>
    <meta:user-defined meta:name="Поле 1"/>
    <meta:user-defined meta:name="Поле 2"/>
    <meta:user-defined meta:name="Поле 3"/>
    <meta:user-defined meta:name="Поле 4"/>
    <meta:document-statistic meta:table-count="0" meta:image-count="0" meta:object-count="0" meta:page-count="1" meta:paragraph-count="13" meta:word-count="28" meta:character-count="206"/>
  </office:meta>
</office:document-meta>
</file>